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201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35pt" fo:break-before="auto" style:use-optimal-row-height="fals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svg:stroke-width="1.45pt" svg:stroke-color="#ff0000" draw:marker-start-width="7.82pt" draw:marker-end="Arrowhead_20_1" draw:marker-end-width="7.82pt" draw:fill-color="#ff00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marker-end="Arrowhead_20_1" draw:textarea-horizontal-align="center" draw:textarea-vertical-align="middle"/>
    </style:style>
    <style:style style:name="gr3" style:family="graphic">
      <style:graphic-properties draw:marker-end="" draw:textarea-horizontal-align="center" draw:textarea-vertical-align="middl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ffc66d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fo:color="#a9b7c6" fo:font-size="10pt" style:font-size-asian="10pt" style:font-size-complex="10pt"/>
    </style:style>
    <style:style style:name="T6" style:family="text">
      <style:text-properties fo:font-size="10pt" style:font-size-asian="10pt" style:font-size-complex="10pt" fo:color="#ffc66d"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/>
    </style:style>
    <style:style style:name="T7" style:family="text">
      <style:text-properties fo:font-size="10pt" style:font-size-asian="10pt" style:font-size-complex="10pt"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 fo:color="#a9b7c6"/>
    </style:style>
    <style:style style:name="T8" style:family="text">
      <style:text-properties fo:font-size="10pt" style:font-size-asian="10pt" style:font-size-complex="10pt"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 fo:color="#cc7832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line draw:z-index="0" draw:style-name="gr1" draw:text-style-name="P1" svg:x1="609.25pt" svg:y1="118.23pt" svg:x2="918.94pt" svg:y2="137.08pt">
            <text:p/>
          </draw:line>
          <draw:line draw:z-index="1" draw:style-name="gr2" draw:text-style-name="P2" svg:x1="922.03pt" svg:y1="150.09pt" svg:x2="609.22pt" svg:y2="135.78pt">
            <text:p/>
          </draw:line>
          <draw:line draw:z-index="2" draw:style-name="gr2" draw:text-style-name="P2" svg:x1="922.03pt" svg:y1="162.17pt" svg:x2="609.22pt" svg:y2="147.86pt">
            <text:p/>
          </draw:line>
          <draw:line draw:z-index="3" draw:style-name="gr2" draw:text-style-name="P2" svg:x1="922.03pt" svg:y1="173.48pt" svg:x2="609.22pt" svg:y2="159.17pt">
            <text:p/>
          </draw:line>
          <draw:line draw:z-index="4" draw:style-name="gr2" draw:text-style-name="P2" svg:x1="1155.86pt" svg:y1="112.39pt" svg:x2="1038.08pt" svg:y2="150.09pt">
            <text:p/>
          </draw:line>
          <draw:line draw:z-index="5" draw:style-name="gr2" draw:text-style-name="P2" svg:x1="1154.47pt" svg:y1="143.32pt" svg:x2="1038.08pt" svg:y2="161.4pt">
            <text:p/>
          </draw:line>
          <draw:line draw:z-index="6" draw:style-name="gr3" draw:text-style-name="P2" svg:x1="1339.23pt" svg:y1="115.4pt" svg:x2="1288.54pt" svg:y2="124.47pt">
            <text:p/>
          </draw:line>
          <draw:line draw:z-index="7" draw:style-name="gr1" draw:text-style-name="P1" svg:x1="1037.54pt" svg:y1="136.52pt" svg:x2="1157.58pt" svg:y2="137.28pt">
            <text:p/>
          </draw:line>
          <draw:line draw:z-index="8" draw:style-name="gr1" draw:text-style-name="P1" svg:x1="1429.14pt" svg:y1="184.82pt" svg:x2="1429.57pt" svg:y2="253.45pt">
            <text:p/>
          </draw:line>
          <draw:line draw:z-index="9" draw:style-name="gr1" draw:text-style-name="P1" svg:x1="1286.99pt" svg:y1="136.52pt" svg:x2="1340.79pt" svg:y2="137.28pt">
            <text:p/>
          </draw:line>
          <draw:line draw:z-index="10" draw:style-name="gr1" draw:text-style-name="P1" svg:x1="1217.62pt" svg:y1="214.21pt" svg:x2="1217.62pt" svg:y2="253.45pt">
            <text:p/>
          </draw:lin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8">
          <table:table-cell table:number-columns-repeated="20"/>
        </table:table-row>
        <table:table-row table:style-name="ro2">
          <table:table-cell table:number-columns-repeated="8"/>
          <table:table-cell table:style-name="ce1" office:value-type="string" calcext:value-type="string">
            <text:p>Alistener</text:p>
          </table:table-cell>
          <table:table-cell table:number-columns-repeated="5"/>
          <table:table-cell table:style-name="ce1" office:value-type="string" calcext:value-type="string">
            <text:p>Jframe</text:p>
          </table:table-cell>
          <table:table-cell table:number-columns-repeated="2"/>
          <table:table-cell table:style-name="ce7" office:value-type="string" calcext:value-type="string">
            <text:p>SearchJPanel</text:p>
          </table:table-cell>
          <table:table-cell/>
          <table:table-cell table:style-name="ce7" office:value-type="string" calcext:value-type="string">
            <text:p>CodesJList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- searchJPanel</text:p>
          </table:table-cell>
          <table:table-cell table:number-columns-repeated="5"/>
          <table:table-cell table:style-name="ce2" office:value-type="string" calcext:value-type="string">
            <text:p>- aListener</text:p>
          </table:table-cell>
          <table:table-cell table:number-columns-repeated="2"/>
          <table:table-cell table:style-name="ce2" office:value-type="string" calcext:value-type="string">
            <text:p>- aListener</text:p>
          </table:table-cell>
          <table:table-cell/>
          <table:table-cell table:style-name="ce2" office:value-type="string" calcext:value-type="string">
            <text:p>- aListener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- codesJList</text:p>
          </table:table-cell>
          <table:table-cell table:number-columns-repeated="5"/>
          <table:table-cell table:style-name="ce2" office:value-type="string" calcext:value-type="string">
            <text:p>- searchJPanel</text:p>
          </table:table-cell>
          <table:table-cell table:number-columns-repeated="2"/>
          <table:table-cell table:style-name="ce2" office:value-type="string" calcext:value-type="string">
            <text:p>- searchCodeButton</text:p>
          </table:table-cell>
          <table:table-cell/>
          <table:table-cell table:style-name="ce2" office:value-type="string" calcext:value-type="string">
            <text:p>- Map&lt;String, Long&gt; myDataList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- itemJPanel</text:p>
          </table:table-cell>
          <table:table-cell table:number-columns-repeated="5"/>
          <table:table-cell table:style-name="ce2" office:value-type="string" calcext:value-type="string">
            <text:p>- codesJList</text:p>
          </table:table-cell>
          <table:table-cell table:number-columns-repeated="2"/>
          <table:table-cell table:style-name="ce2" office:value-type="string" calcext:value-type="string">
            <text:p>- addCodeButton</text:p>
          </table:table-cell>
          <table:table-cell/>
          <table:table-cell table:style-name="ce2"/>
        </table:table-row>
        <table:table-row table:style-name="ro1">
          <table:table-cell table:number-columns-repeated="8"/>
          <table:table-cell table:style-name="ce2" office:value-type="string" calcext:value-type="string">
            <text:p>- fileTools</text:p>
          </table:table-cell>
          <table:table-cell table:number-columns-repeated="5"/>
          <table:table-cell table:style-name="ce2" office:value-type="string" calcext:value-type="string">
            <text:p>- itemPanel</text:p>
          </table:table-cell>
          <table:table-cell table:number-columns-repeated="2"/>
          <table:table-cell table:style-name="ce2" office:value-type="string" calcext:value-type="string">
            <text:p>- searchTextField</text:p>
          </table:table-cell>
          <table:table-cell/>
          <table:table-cell table:style-name="ce3"/>
        </table:table-row>
        <table:table-row table:style-name="ro1">
          <table:table-cell table:number-columns-repeated="8"/>
          <table:table-cell table:style-name="ce2"/>
          <table:table-cell table:number-columns-repeated="5"/>
          <table:table-cell table:style-name="ce3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8"/>
          <table:table-cell table:style-name="ce3" office:value-type="string" calcext:value-type="string">
            <text:p>* ActionPerformed</text:p>
          </table:table-cell>
          <table:table-cell table:number-columns-repeated="8"/>
          <table:table-cell table:style-name="ce3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- button add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<text:s/>- button seach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3">
          <table:table-cell table:number-columns-repeated="8"/>
          <table:table-cell table:style-name="ce4" office:value-type="string" calcext:value-type="string">
            <text:p>* <text:span text:style-name="T1">listChagneEvent(id, name ) </text:span></text:p>
          </table:table-cell>
          <table:table-cell table:number-columns-repeated="11"/>
        </table:table-row>
        <table:table-row table:style-name="ro1">
          <table:table-cell table:number-columns-repeated="17"/>
          <table:table-cell table:style-name="ce8" office:value-type="string" calcext:value-type="string">
            <text:p>aListenerEvent</text:p>
          </table:table-cell>
          <table:table-cell/>
          <table:table-cell table:style-name="ce8" office:value-type="string" calcext:value-type="string">
            <text:p>aListenerEvent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* ActionPerformed( text )</text:p>
          </table:table-cell>
          <table:table-cell/>
          <table:table-cell office:value-type="string" calcext:value-type="string">
            <text:p>*listChangeEvent(id, name);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<text:span text:style-name="T2">addFile</text:span><text:span text:style-name="T3">( </text:span><text:span text:style-name="T4">int </text:span><text:span text:style-name="T3">type</text:span><text:span text:style-name="T4">, </text:span><text:span text:style-name="T3">Long baseId</text:span><text:span text:style-name="T4">, </text:span><text:span text:style-name="T3">ActionEvent e )</text:span>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5" office:value-type="string" calcext:value-type="string">
            <text:p><text:span text:style-name="T2">fileEdit</text:span><text:span text:style-name="T3">( </text:span><text:span text:style-name="T4">int </text:span><text:span text:style-name="T3">type</text:span><text:span text:style-name="T4">, </text:span><text:span text:style-name="T3">Long baseId</text:span><text:span text:style-name="T4">, </text:span><text:span text:style-name="T3">ActionEvent e )</text:span>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5" office:value-type="string" calcext:value-type="string">
            <text:p><text:span text:style-name="T2">fileDelete</text:span><text:span text:style-name="T3">( </text:span><text:span text:style-name="T4">int </text:span><text:span text:style-name="T3">type</text:span><text:span text:style-name="T4">, </text:span><text:span text:style-name="T3">Long baseId</text:span><text:span text:style-name="T4">, </text:span><text:span text:style-name="T3">ActionEvent e )</text:span>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3">
          <table:table-cell table:number-columns-repeated="8"/>
          <table:table-cell table:style-name="ce6" office:value-type="string" calcext:value-type="string">
            <text:p><text:span text:style-name="T5"> </text:span><text:span text:style-name="T6">DropFile</text:span><text:span text:style-name="T7">( </text:span><text:span text:style-name="T8">int </text:span><text:span text:style-name="T7">type </text:span><text:span text:style-name="T8">, </text:span><text:span text:style-name="T7">Long baseId </text:span><text:span text:style-name="T8">, </text:span><text:span text:style-name="T7">DropTargetDropEvent dtde )</text:span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4:02:24.92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2T13:32:04.012000000</meta:creation-date>
    <meta:generator>LibreOffice/6.1.3.2$Windows_X86_64 LibreOffice_project/86daf60bf00efa86ad547e59e09d6bb77c699acb</meta:generator>
    <dc:date>2021-11-22T13:57:04.684000000</dc:date>
    <meta:editing-duration>PT24M53S</meta:editing-duration>
    <meta:editing-cycles>23</meta:editing-cycles>
    <meta:document-statistic meta:table-count="1" meta:cell-count="30" meta:object-count="11"/>
  </office:meta>
</office:document-meta>
</file>